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107e65" officeooo:paragraph-rsid="00107e65"/>
    </style:style>
    <style:style style:name="P2" style:family="paragraph" style:parent-style-name="Preformatted_20_Text">
      <style:text-properties officeooo:rsid="0016d092" officeooo:paragraph-rsid="0016d092"/>
    </style:style>
    <style:style style:name="P3" style:family="paragraph" style:parent-style-name="Preformatted_20_Text">
      <style:text-properties officeooo:rsid="0018fe01" officeooo:paragraph-rsid="0018fe01"/>
    </style:style>
    <style:style style:name="P4" style:family="paragraph" style:parent-style-name="Preformatted_20_Text">
      <style:text-properties officeooo:rsid="0019f5d0" officeooo:paragraph-rsid="0019f5d0"/>
    </style:style>
    <style:style style:name="P5" style:family="paragraph" style:parent-style-name="Preformatted_20_Text">
      <style:text-properties officeooo:rsid="001b89b5" officeooo:paragraph-rsid="001b89b5"/>
    </style:style>
    <style:style style:name="P6" style:family="paragraph" style:parent-style-name="Preformatted_20_Text">
      <style:text-properties officeooo:rsid="001b89b5" officeooo:paragraph-rsid="001d948d"/>
    </style:style>
    <style:style style:name="P7" style:family="paragraph" style:parent-style-name="Preformatted_20_Text">
      <style:text-properties officeooo:rsid="001d96c1" officeooo:paragraph-rsid="001d96c1"/>
    </style:style>
    <style:style style:name="P8" style:family="paragraph" style:parent-style-name="Preformatted_20_Text">
      <style:text-properties officeooo:rsid="001e0718" officeooo:paragraph-rsid="001e0718"/>
    </style:style>
    <style:style style:name="P9" style:family="paragraph" style:parent-style-name="Preformatted_20_Text">
      <style:text-properties officeooo:rsid="001f6f95" officeooo:paragraph-rsid="001f6f95"/>
    </style:style>
    <style:style style:name="P10" style:family="paragraph" style:parent-style-name="Preformatted_20_Text">
      <style:text-properties officeooo:rsid="002108c7" officeooo:paragraph-rsid="002108c7"/>
    </style:style>
    <style:style style:name="P11" style:family="paragraph" style:parent-style-name="Preformatted_20_Text">
      <style:text-properties officeooo:rsid="00240cda" officeooo:paragraph-rsid="00240cda"/>
    </style:style>
    <style:style style:name="P12" style:family="paragraph" style:parent-style-name="Preformatted_20_Text">
      <style:text-properties officeooo:rsid="0026376d" officeooo:paragraph-rsid="0026376d"/>
    </style:style>
    <style:style style:name="P13" style:family="paragraph" style:parent-style-name="Preformatted_20_Text">
      <style:text-properties officeooo:rsid="00267e51" officeooo:paragraph-rsid="00267e51"/>
    </style:style>
    <style:style style:name="P14" style:family="paragraph" style:parent-style-name="Preformatted_20_Text">
      <style:text-properties officeooo:rsid="002692ef" officeooo:paragraph-rsid="002692ef"/>
    </style:style>
    <style:style style:name="P15" style:family="paragraph" style:parent-style-name="Preformatted_20_Text">
      <style:text-properties officeooo:rsid="002692ef" officeooo:paragraph-rsid="002aa83f"/>
    </style:style>
    <style:style style:name="P16" style:family="paragraph" style:parent-style-name="Preformatted_20_Text">
      <style:text-properties officeooo:rsid="002aa83f" officeooo:paragraph-rsid="002aa83f"/>
    </style:style>
    <style:style style:name="P17" style:family="paragraph" style:parent-style-name="Preformatted_20_Text">
      <style:text-properties officeooo:rsid="002aa83f" officeooo:paragraph-rsid="00302c61"/>
    </style:style>
    <style:style style:name="P18" style:family="paragraph" style:parent-style-name="Preformatted_20_Text">
      <style:text-properties officeooo:rsid="0031eab4" officeooo:paragraph-rsid="0031eab4"/>
    </style:style>
    <style:style style:name="P19" style:family="paragraph" style:parent-style-name="Preformatted_20_Text">
      <style:text-properties officeooo:rsid="0033c717" officeooo:paragraph-rsid="0033c717"/>
    </style:style>
    <style:style style:name="P20" style:family="paragraph" style:parent-style-name="Preformatted_20_Text">
      <style:text-properties officeooo:rsid="00358a36" officeooo:paragraph-rsid="00358a36"/>
    </style:style>
    <style:style style:name="P21" style:family="paragraph" style:parent-style-name="Preformatted_20_Text">
      <style:text-properties officeooo:rsid="00392c00" officeooo:paragraph-rsid="00392c00"/>
    </style:style>
    <style:style style:name="P22" style:family="paragraph" style:parent-style-name="Preformatted_20_Text">
      <style:text-properties officeooo:rsid="0039ebd1" officeooo:paragraph-rsid="0039ebd1"/>
    </style:style>
    <style:style style:name="P23" style:family="paragraph" style:parent-style-name="Preformatted_20_Text">
      <style:paragraph-properties fo:background-color="#ffff00">
        <style:background-image/>
      </style:paragraph-properties>
      <style:text-properties officeooo:rsid="0016d092" officeooo:paragraph-rsid="0016d092"/>
    </style:style>
    <style:style style:name="P24" style:family="paragraph" style:parent-style-name="Preformatted_20_Text">
      <style:paragraph-properties fo:background-color="#ffff00">
        <style:background-image/>
      </style:paragraph-properties>
      <style:text-properties officeooo:rsid="002aa83f" officeooo:paragraph-rsid="002aa83f"/>
    </style:style>
    <style:style style:name="P25" style:family="paragraph" style:parent-style-name="Preformatted_20_Text">
      <style:paragraph-properties fo:background-color="#ffff00">
        <style:background-image/>
      </style:paragraph-properties>
      <style:text-properties officeooo:rsid="00358a36" officeooo:paragraph-rsid="00358a36"/>
    </style:style>
    <style:style style:name="P26" style:family="paragraph" style:parent-style-name="Preformatted_20_Text">
      <style:text-properties officeooo:rsid="0011fb06" officeooo:paragraph-rsid="0016d092"/>
    </style:style>
    <style:style style:name="P27" style:family="paragraph" style:parent-style-name="Preformatted_20_Text">
      <style:text-properties officeooo:rsid="003fa24c" officeooo:paragraph-rsid="0040f219"/>
    </style:style>
    <style:style style:name="P28" style:family="paragraph" style:parent-style-name="Preformatted_20_Text">
      <style:text-properties officeooo:rsid="001d96c1" officeooo:paragraph-rsid="001d96c1"/>
    </style:style>
    <style:style style:name="P29" style:family="paragraph" style:parent-style-name="Preformatted_20_Text">
      <style:text-properties officeooo:rsid="002108c7" officeooo:paragraph-rsid="00428db7" fo:background-color="transparent"/>
    </style:style>
    <style:style style:name="P30" style:family="paragraph" style:parent-style-name="Preformatted_20_Text">
      <style:text-properties officeooo:rsid="00267e51" officeooo:paragraph-rsid="0049ae9c" fo:background-color="transparent"/>
    </style:style>
    <style:style style:name="P31" style:family="paragraph" style:parent-style-name="Preformatted_20_Text">
      <style:text-properties officeooo:rsid="004b03bf" officeooo:paragraph-rsid="004b03bf" fo:background-color="transparent"/>
    </style:style>
    <style:style style:name="P32" style:family="paragraph" style:parent-style-name="Preformatted_20_Text">
      <style:text-properties officeooo:rsid="004b8640" officeooo:paragraph-rsid="004b8640" fo:background-color="transparent"/>
    </style:style>
    <style:style style:name="P33" style:family="paragraph" style:parent-style-name="Preformatted_20_Text">
      <style:text-properties officeooo:rsid="0033c717" officeooo:paragraph-rsid="004de8a0" fo:background-color="transparent"/>
    </style:style>
    <style:style style:name="P34" style:family="paragraph" style:parent-style-name="Preformatted_20_Text">
      <style:text-properties officeooo:rsid="004f3672" officeooo:paragraph-rsid="004f3672" fo:background-color="transparent"/>
    </style:style>
    <style:style style:name="P35" style:family="paragraph" style:parent-style-name="Preformatted_20_Text">
      <style:text-properties officeooo:rsid="004fb309" officeooo:paragraph-rsid="004fb309" fo:background-color="transparent"/>
    </style:style>
    <style:style style:name="P36" style:family="paragraph" style:parent-style-name="Preformatted_20_Text">
      <style:text-properties officeooo:rsid="004ff9cc" officeooo:paragraph-rsid="004ff9cc" fo:background-color="transparent"/>
    </style:style>
    <style:style style:name="P37" style:family="paragraph" style:parent-style-name="Preformatted_20_Text">
      <style:text-properties officeooo:rsid="00240cda" officeooo:paragraph-rsid="00240cda"/>
    </style:style>
    <style:style style:name="P38" style:family="paragraph" style:parent-style-name="Preformatted_20_Text">
      <style:text-properties officeooo:rsid="00267e51" officeooo:paragraph-rsid="00267e51"/>
    </style:style>
    <style:style style:name="P39" style:family="paragraph" style:parent-style-name="Preformatted_20_Text">
      <style:text-properties officeooo:rsid="0031eab4" officeooo:paragraph-rsid="0031eab4"/>
    </style:style>
    <style:style style:name="P40" style:family="paragraph" style:parent-style-name="Preformatted_20_Text">
      <style:paragraph-properties fo:background-color="#ffff00">
        <style:background-image/>
      </style:paragraph-properties>
      <style:text-properties officeooo:rsid="004b8640" officeooo:paragraph-rsid="004b8640" fo:background-color="transparent"/>
    </style:style>
    <style:style style:name="T1" style:family="text">
      <style:text-properties officeooo:rsid="0014c030"/>
    </style:style>
    <style:style style:name="T2" style:family="text">
      <style:text-properties officeooo:rsid="0016d092"/>
    </style:style>
    <style:style style:name="T3" style:family="text">
      <style:text-properties fo:background-color="#3399ff" loext:char-shading-value="0"/>
    </style:style>
    <style:style style:name="T4" style:family="text">
      <style:text-properties officeooo:rsid="0016d092" fo:background-color="#3399ff" loext:char-shading-value="0"/>
    </style:style>
    <style:style style:name="T5" style:family="text">
      <style:text-properties officeooo:rsid="001d948d" fo:background-color="#3399ff" loext:char-shading-value="0"/>
    </style:style>
    <style:style style:name="T6" style:family="text">
      <style:text-properties officeooo:rsid="001e7dc7" fo:background-color="#3399ff" loext:char-shading-value="0"/>
    </style:style>
    <style:style style:name="T7" style:family="text">
      <style:text-properties officeooo:rsid="00358a36" fo:background-color="#3399ff" loext:char-shading-value="0"/>
    </style:style>
    <style:style style:name="T8" style:family="text">
      <style:text-properties officeooo:rsid="002aa83f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302c61" fo:background-color="transparent" loext:char-shading-value="0"/>
    </style:style>
    <style:style style:name="T11" style:family="text">
      <style:text-properties officeooo:rsid="001d96c1" fo:background-color="transparent" loext:char-shading-value="0"/>
    </style:style>
    <style:style style:name="T12" style:family="text">
      <style:text-properties officeooo:rsid="001b89b5" fo:background-color="transparent" loext:char-shading-value="0"/>
    </style:style>
    <style:style style:name="T13" style:family="text">
      <style:text-properties officeooo:rsid="002108c7" fo:background-color="transparent" loext:char-shading-value="0"/>
    </style:style>
    <style:style style:name="T14" style:family="text">
      <style:text-properties officeooo:rsid="00378812"/>
    </style:style>
    <style:style style:name="T15" style:family="text">
      <style:text-properties officeooo:rsid="003eb8e2"/>
    </style:style>
    <style:style style:name="T16" style:family="text">
      <style:text-properties officeooo:rsid="00240cda"/>
    </style:style>
    <style:style style:name="T17" style:family="text">
      <style:text-properties officeooo:rsid="00358a36"/>
    </style:style>
    <style:style style:name="T18" style:family="text">
      <style:text-properties officeooo:rsid="0049ae9c"/>
    </style:style>
    <style:style style:name="T19" style:family="text">
      <style:text-properties fo:background-color="#00ff66" loext:char-shading-value="0"/>
    </style:style>
    <style:style style:name="T20" style:family="text">
      <style:text-properties fo:background-color="#ff0000" loext:char-shading-value="0"/>
    </style:style>
    <style:style style:name="T21" style:family="text">
      <style:text-properties fo:background-color="#ff6666" loext:char-shading-value="0"/>
    </style:style>
    <style:style style:name="T22" style:family="text">
      <style:text-properties fo:background-color="#ff9900" loext:char-shading-value="0"/>
    </style:style>
    <style:style style:name="T23" style:family="text">
      <style:text-properties fo:background-color="#00cc33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收到wlanDriver的NL80211_<text:span text:style-name="T1">NEW_SCAN_RESUILTS</text:span>通知</text:p>
      <text:p text:style-name="P26">由<text:span text:style-name="T2">static int </text:span><text:span text:style-name="T4">process_global_event</text:span><text:span text:style-name="T2">（/driver_nl80211.c）</text:span>處理</text:p>
      <text:p text:style-name="P27">最終通過 <text:span text:style-name="T12">send_scan_event </text:span><text:span text:style-name="T11">方法調用</text:span><text:span text:style-name="T13">wpa_supplicant_event</text:span><text:span text:style-name="T11">將</text:span><text:span text:style-name="T9">driver事件發給wpas</text:span></text:p>
      <text:p text:style-name="P23">static int process_global_event(struct nl_msg *msg, void *arg)</text:p>
      <text:p text:style-name="P2">{</text:p>
      <text:p text:style-name="P3">dl_list_for_each_safe(drv, tmp, &amp;global-&gt;interfaces,</text:p>
      <text:p text:style-name="P3"><text:tab/><text:tab/><text:tab/> <text:s text:c="5"/>struct wpa_driver_nl80211_data, list) {</text:p>
      <text:p text:style-name="P3"><text:tab/><text:tab/>for (bss = drv-&gt;first_bss; bss; bss = bss-&gt;next) {</text:p>
      <text:p text:style-name="P3"><text:tab/><text:tab/><text:tab/>if ((ifidx == -1 &amp;&amp; !wdev_id_set) ||</text:p>
      <text:p text:style-name="P3"><text:tab/><text:tab/><text:tab/> <text:s text:c="3"/>ifidx == bss-&gt;ifindex ||</text:p>
      <text:p text:style-name="P3"><text:tab/><text:tab/><text:tab/> <text:s text:c="3"/>(wdev_id_set &amp;&amp; bss-&gt;wdev_id_set &amp;&amp;</text:p>
      <text:p text:style-name="P3"><text:tab/><text:tab/><text:tab/> <text:s text:c="4"/>wdev_id == bss-&gt;wdev_id)) {</text:p>
      <text:p text:style-name="P3"><text:tab/><text:tab/><text:tab/><text:tab/><text:span text:style-name="T3">do_process_drv_event</text:span>(bss, gnlh-&gt;cmd, tb);</text:p>
      <text:p text:style-name="P3"><text:tab/><text:tab/><text:tab/><text:tab/>return NL_SKIP;</text:p>
      <text:p text:style-name="P3"><text:tab/><text:tab/><text:tab/>}</text:p>
      <text:p text:style-name="P3"><text:tab/><text:tab/>}</text:p>
      <text:p text:style-name="P3"><text:tab/>}</text:p>
      <text:p text:style-name="P2">}</text:p>
      <text:p text:style-name="P2"/>
      <text:p text:style-name="P4"><text:span text:style-name="T3">do_process_drv_event</text:span>(struct i802_bss *bss, int cmd,</text:p>
      <text:p text:style-name="P4"><text:tab/><text:tab/><text:tab/><text:tab/> struct nlattr **tb)</text:p>
      <text:p text:style-name="P4">{</text:p>
      <text:p text:style-name="P5">case NL80211_CMD_NEW_SCAN_RESULTS:</text:p>
      <text:p text:style-name="P5"><text:tab/><text:tab/>wpa_dbg(drv-&gt;ctx, MSG_DEBUG,</text:p>
      <text:p text:style-name="P5"><text:tab/><text:tab/><text:tab/>"nl80211: New scan results available");</text:p>
      <text:p text:style-name="P5"><text:tab/><text:tab/>drv-&gt;scan_state = SCAN_COMPLETED;</text:p>
      <text:p text:style-name="P5"><text:tab/><text:tab/>drv-&gt;scan_complete_events = 1;</text:p>
      <text:p text:style-name="P5"><text:tab/><text:tab/>eloop_cancel_timeout(wpa_driver_nl80211_scan_timeout, drv,</text:p>
      <text:p text:style-name="P5"><text:tab/><text:tab/><text:tab/><text:tab/> <text:s text:c="4"/>drv-&gt;ctx);</text:p>
      <text:p text:style-name="P6"><text:tab/><text:tab/><text:span text:style-name="T3">send_scan_event(drv, 0, tb);//</text:span><text:span text:style-name="T5">发送driver事件给WPAS</text:span></text:p>
      <text:p text:style-name="P5"><text:tab/><text:tab/>break;</text:p>
      <text:p text:style-name="P4">}</text:p>
      <text:p text:style-name="P4"/>
      <text:p text:style-name="P7"><text:s/>void <text:span text:style-name="T3">send_scan_event</text:span>(struct wpa_driver_nl80211_data *drv, int aborted,</text:p>
      <text:p text:style-name="P7"><text:tab/><text:tab/><text:tab/> <text:s text:c="3"/>struct nlattr *tb[])</text:p>
      <text:p text:style-name="P7">{</text:p>
      <text:p text:style-name="P8"><text:tab/><text:span text:style-name="T3">wpa_supplicant_event</text:span>(drv-&gt;ctx, EVENT_SCAN_RESULTS, &amp;event);//<text:span text:style-name="T15">Events.c</text:span></text:p>
      <text:p text:style-name="P7">}</text:p>
      <text:p text:style-name="P29">wpa_supplicant_event最終通過 _<text:span text:style-name="T16">wpa_supplicant_event_scan_results獲取scan_res並調用scan_res_handler向wifiMonitor發送CTRL-EVENT-SCAN-RESULTS</text:span></text:p>
      <text:p text:style-name="P10"><text:span text:style-name="T3">wpa_supplicant_event</text:span>(void *ctx, enum wpa_event_type event,</text:p>
      <text:p text:style-name="P10"><text:tab/><text:tab/><text:tab/> <text:s/>union wpa_event_data *data)</text:p>
      <text:p text:style-name="P9">{</text:p>
      <text:p text:style-name="P9">case EVENT_SCAN_RESULTS:</text:p>
      <text:p text:style-name="P9"><text:tab/><text:tab/>if (os_reltime_initialized(&amp;wpa_s-&gt;scan_start_time)) {</text:p>
      <text:p text:style-name="P9"><text:tab/><text:tab/><text:tab/>struct os_reltime now, diff;</text:p>
      <text:p text:style-name="P9"><text:tab/><text:tab/><text:tab/>os_get_reltime(&amp;now);</text:p>
      <text:p text:style-name="P9"><text:tab/><text:tab/><text:tab/>os_reltime_sub(&amp;now, &amp;wpa_s-&gt;scan_start_time, &amp;diff);</text:p>
      <text:p text:style-name="P9"><text:tab/><text:tab/><text:tab/>wpa_s-&gt;scan_start_time.sec = 0;</text:p>
      <text:p text:style-name="P9"><text:tab/><text:tab/><text:tab/>wpa_s-&gt;scan_start_time.usec = 0;</text:p>
      <text:p text:style-name="P9"><text:tab/><text:tab/><text:tab/>wpa_dbg(wpa_s, MSG_DEBUG, "Scan completed in %ld.%06ld seconds",</text:p>
      <text:p text:style-name="P9"><text:tab/><text:tab/><text:tab/><text:tab/>diff.sec, diff.usec);</text:p>
      <text:p text:style-name="P9"><text:tab/><text:tab/>}</text:p>
      <text:p text:style-name="P9"><text:tab/><text:tab/><text:span text:style-name="T3">wpa_supplicant_event_scan_results</text:span>(wpa_s, data);</text:p>
      <text:p text:style-name="P9"><text:tab/><text:tab/></text:p>
      <text:p text:style-name="P9"><text:tab/><text:tab/>wpa_s-&gt;own_scan_running = 0;</text:p>
      <text:p text:style-name="P9"><text:tab/><text:tab/>wpa_s-&gt;external_scan_running = 0;</text:p>
      <text:p text:style-name="P9"><text:tab/><text:tab/>radio_work_check_next(wpa_s);</text:p>
      <text:p text:style-name="P9"><text:tab/><text:tab/>break;</text:p>
      <text:p text:style-name="P9">}</text:p>
      <text:p text:style-name="P9"/>
      <text:p text:style-name="P9"><text:soft-page-break/></text:p>
      <text:p text:style-name="P9"/>
      <text:p text:style-name="P9"/>
      <text:p text:style-name="P9"/>
      <text:p text:style-name="P11">void <text:span text:style-name="T3">wpa_supplicant_event_scan_results</text:span>(struct wpa_supplicant *wpa_s,</text:p>
      <text:p text:style-name="P11"><text:tab/><text:tab/><text:tab/><text:tab/><text:tab/> <text:s text:c="5"/>union wpa_event_data *data)</text:p>
      <text:p text:style-name="P11">{</text:p>
      <text:p text:style-name="P12">if (<text:span text:style-name="T3">_wpa_supplicant_event_scan_results</text:span>(wpa_s, data, 1) != 0) {</text:p>
      <text:p text:style-name="P12"><text:tab/><text:tab/>/*</text:p>
      <text:p text:style-name="P12"><text:tab/><text:tab/> * If no scan results could be fetched, then no need to</text:p>
      <text:p text:style-name="P12"><text:tab/><text:tab/> * notify those interfaces that did not actually request</text:p>
      <text:p text:style-name="P12"><text:tab/><text:tab/> * this scan. Similarly, if scan results started a new operation on this</text:p>
      <text:p text:style-name="P12"><text:tab/><text:tab/> * interface, do not notify other interfaces to avoid concurrent</text:p>
      <text:p text:style-name="P12"><text:tab/><text:tab/> * operations during a connection attempt.</text:p>
      <text:p text:style-name="P12"><text:tab/><text:tab/> */</text:p>
      <text:p text:style-name="P12"><text:tab/><text:tab/>return;</text:p>
      <text:p text:style-name="P12"><text:tab/>}</text:p>
      <text:p text:style-name="P11">}</text:p>
      <text:p text:style-name="P13"><text:s/>int <text:span text:style-name="T3">_wpa_supplicant_event_scan_results</text:span>(struct wpa_supplicant *wpa_s,</text:p>
      <text:p text:style-name="P13"><text:tab/><text:tab/><text:tab/><text:tab/><text:tab/> <text:s text:c="5"/>union wpa_event_data *data,</text:p>
      <text:p text:style-name="P13"><text:tab/><text:tab/><text:tab/><text:tab/><text:tab/> <text:s text:c="5"/>int own_request)</text:p>
      <text:p text:style-name="P13">{</text:p>
      <text:p text:style-name="P14"><text:tab/>scan_res = <text:span text:style-name="T19">wpa_supplicant_get_scan_results</text:span>(wpa_s,</text:p>
      <text:p text:style-name="P14"><text:tab/><text:tab/><text:tab/><text:tab/><text:tab/><text:tab/> <text:s text:c="2"/>data ? &amp;data-&gt;scan_info :</text:p>
      <text:p text:style-name="P14"><text:tab/><text:tab/><text:tab/><text:tab/><text:tab/><text:tab/> <text:s text:c="2"/>NULL, 1);</text:p>
      <text:p text:style-name="P15"><text:tab/><text:span text:style-name="T8">if (own_request &amp;&amp; wpa_s-&gt;scan_res_handler &amp;&amp;</text:span></text:p>
      <text:p text:style-name="P16"><text:tab/> <text:s text:c="3"/>(wpa_s-&gt;own_scan_running || !wpa_s-&gt;external_scan_running)) {</text:p>
      <text:p text:style-name="P16"><text:tab/><text:tab/>void (*scan_res_handler)(struct wpa_supplicant *wpa_s,</text:p>
      <text:p text:style-name="P16"><text:tab/><text:tab/><text:tab/><text:tab/><text:tab/> struct wpa_scan_results *scan_res);</text:p>
      <text:p text:style-name="P24"><text:tab/><text:tab/>scan_res_handler = wpa_s-&gt;scan_res_handler;</text:p>
      <text:p text:style-name="P16"><text:tab/><text:tab/>wpa_s-&gt;scan_res_handler = NULL;<text:tab/><text:tab/></text:p>
      <text:p text:style-name="P17"><text:tab/><text:tab/><text:span text:style-name="T3">scan_res_handler</text:span>(wpa_s, scan_res);//調用 <text:span text:style-name="T6">scan_only_handler</text:span><text:span text:style-name="T10">(/scan.c)</text:span></text:p>
      <text:p text:style-name="P16"><text:tab/><text:tab/>ret = -2;<text:tab/><text:tab/></text:p>
      <text:p text:style-name="P16"><text:tab/><text:tab/>goto scan_work_done;</text:p>
      <text:p text:style-name="P16"><text:tab/>}<text:tab/></text:p>
      <text:p text:style-name="P22">scan_work_done:</text:p>
      <text:p text:style-name="P22"><text:tab/>wpa_scan_results_free(scan_res);</text:p>
      <text:p text:style-name="P22"><text:tab/>if (wpa_s-&gt;scan_work) {</text:p>
      <text:p text:style-name="P22"><text:tab/><text:tab/>struct wpa_radio_work *work = wpa_s-&gt;scan_work;</text:p>
      <text:p text:style-name="P22"><text:tab/><text:tab/>wpa_s-&gt;scan_work = NULL;</text:p>
      <text:p text:style-name="P22"><text:tab/><text:tab/>radio_work_done(work);</text:p>
      <text:p text:style-name="P22"><text:tab/>}</text:p>
      <text:p text:style-name="P22"><text:tab/>return ret;</text:p>
      <text:p text:style-name="P13">}</text:p>
      <text:p text:style-name="P33">scan_only_handler通過調用 <text:span text:style-name="T17">wpa_msg_ctrl向wifiMonitor發送消息</text:span></text:p>
      <text:p text:style-name="P19">void <text:span text:style-name="T3">scan_only_handler</text:span>(struct wpa_supplicant *wpa_s,</text:p>
      <text:p text:style-name="P19"><text:tab/><text:tab/> <text:s text:c="6"/>struct wpa_scan_results *scan_res)</text:p>
      <text:p text:style-name="P18">{<text:span text:style-name="T17"><text:tab/>if (wpa_s-&gt;last_scan_req == MANUAL_SCAN_REQ &amp;&amp;</text:span></text:p>
      <text:p text:style-name="P20"><text:tab/> <text:s text:c="3"/>wpa_s-&gt;manual_scan_use_id &amp;&amp; wpa_s-&gt;own_scan_running) </text:p>
      <text:p text:style-name="P20"><text:tab/>{…}</text:p>
      <text:p text:style-name="P20"><text:tab/>else {</text:p>
      <text:p text:style-name="P25"><text:tab/><text:tab/><text:span text:style-name="T3">wpa_msg_ctrl</text:span>(wpa_s, MSG_INFO, <text:span text:style-name="T3">WPA_EVENT_SCAN_RESULTS</text:span>);//發送消息<text:span text:style-name="T14">給<text:tab/><text:tab/><text:tab/><text:tab/><text:tab/><text:tab/><text:tab/>//wifimonitor,,thread</text:span></text:p>
      <text:p text:style-name="P20"><text:tab/>}</text:p>
      <text:p text:style-name="P21"><text:tab/>wpas_notify_scan_results(wpa_s);</text:p>
      <text:p text:style-name="P21"><text:tab/>wpas_notify_scan_done(wpa_s, 1);</text:p>
      <text:p text:style-name="P21"><text:tab/>if (wpa_s-&gt;scan_work) {<text:tab/><text:tab/></text:p>
      <text:p text:style-name="P21"><text:tab/><text:tab/>struct wpa_radio_work *work = wpa_s-&gt;scan_work;</text:p>
      <text:p text:style-name="P21"><text:tab/><text:tab/>wpa_s-&gt;scan_work = NULL;</text:p>
      <text:p text:style-name="P21"><text:tab/><text:tab/>radio_work_done(work);</text:p>
      <text:p text:style-name="P21"><text:tab/>}</text:p>
      <text:p text:style-name="P18">}</text:p>
      <text:p text:style-name="P18"><text:soft-page-break/>//</text:p>
      <text:p text:style-name="P30">_wpa_supplicant_event_scan_results最終調用<text:span text:style-name="T18">driverWrapper的wpa_driver_nl80211_get_scan_results從driver獲取掃描結果</text:span></text:p>
      <text:p text:style-name="P31">struct wpa_scan_results *</text:p>
      <text:p text:style-name="P31"><text:span text:style-name="T3">wpa_supplicant_get_scan_results</text:span>(struct wpa_supplicant *wpa_s,</text:p>
      <text:p text:style-name="P31"><text:tab/><text:tab/><text:tab/><text:tab/>struct scan_info *info, int new_scan)</text:p>
      <text:p text:style-name="P31">{</text:p>
      <text:p text:style-name="P31"><text:tab/>scan_res = <text:span text:style-name="T3">wpa_drv_get_scan_results2</text:span>(wpa_s);</text:p>
      <text:p text:style-name="P31"><text:tab/></text:p>
      <text:p text:style-name="P32"><text:tab/>qsort(scan_res-&gt;res, scan_res-&gt;num, sizeof(struct wpa_scan_res *),</text:p>
      <text:p text:style-name="P32"><text:tab/> <text:s text:c="5"/>compar);</text:p>
      <text:p text:style-name="P32"/>
      <text:p text:style-name="P32"><text:tab/>dump_scan_res(scan_res);</text:p>
      <text:p text:style-name="P32"/>
      <text:p text:style-name="P40"><text:tab/>wpa_bss_update_start(wpa_s);</text:p>
      <text:p text:style-name="P40"><text:tab/>for (i = 0; i &lt; scan_res-&gt;num; i++)</text:p>
      <text:p text:style-name="P40"><text:tab/><text:tab/><text:span text:style-name="T21">wpa_bss_update_scan_res</text:span>(wpa_s, scan_res-&gt;res[i],</text:p>
      <text:p text:style-name="P40"><text:tab/><text:tab/><text:tab/><text:tab/><text:tab/>&amp;scan_res-&gt;fetch_time);</text:p>
      <text:p text:style-name="P40"><text:tab/>wpa_bss_update_end(wpa_s, info, new_scan);</text:p>
      <text:p text:style-name="P32"/>
      <text:p text:style-name="P32"><text:tab/>return scan_res;</text:p>
      <text:p text:style-name="P31">}</text:p>
      <text:p text:style-name="P34">wpa_drv_get_scan_results2最終調用driverWrapper的<text:span text:style-name="T23">wpa_driver_nl80211_get_scan_results</text:span>獲取掃描結果</text:p>
      <text:p text:style-name="P34">static inline struct wpa_scan_results * <text:span text:style-name="T3">wpa_drv_get_scan_results2</text:span>(</text:p>
      <text:p text:style-name="P34"><text:tab/>struct wpa_supplicant *wpa_s)</text:p>
      <text:p text:style-name="P34">{</text:p>
      <text:p text:style-name="P34"><text:tab/>if (wpa_s-&gt;driver-&gt;get_scan_results2)</text:p>
      <text:p text:style-name="P34"><text:tab/><text:tab/>return wpa_s-&gt;driver-&gt;<text:span text:style-name="T3">get_scan_results2</text:span>(wpa_s-&gt;drv_priv);</text:p>
      <text:p text:style-name="P34"><text:tab/>return NULL;</text:p>
      <text:p text:style-name="P34">}</text:p>
      <text:p text:style-name="P34"/>
      <text:p text:style-name="P35">static struct wpa_scan_results *</text:p>
      <text:p text:style-name="P35"><text:span text:style-name="T23">wpa_driver_nl80211_get_scan_results</text:span>(void *priv)</text:p>
      <text:p text:style-name="P35">{</text:p>
      <text:p text:style-name="P35"><text:tab/>struct i802_bss *bss = priv;</text:p>
      <text:p text:style-name="P35"><text:tab/>struct wpa_driver_nl80211_data *drv = bss-&gt;drv;</text:p>
      <text:p text:style-name="P35"><text:tab/>struct wpa_scan_results *res;</text:p>
      <text:p text:style-name="P35"/>
      <text:p text:style-name="P35"><text:tab/>res = <text:span text:style-name="T23">nl80211_get_scan_results</text:span>(drv);</text:p>
      <text:p text:style-name="P35"><text:tab/>if (res)</text:p>
      <text:p text:style-name="P35"><text:tab/><text:tab/>wpa_driver_nl80211_check_bss_status(drv, res);</text:p>
      <text:p text:style-name="P35"><text:tab/>return res;</text:p>
      <text:p text:style-name="P35">}</text:p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static struct wpa_scan_results *</text:p>
      <text:p text:style-name="P36"><text:span text:style-name="T23">nl80211_get_scan_results</text:span>(struct wpa_driver_nl80211_data *drv)</text:p>
      <text:p text:style-name="P36">{</text:p>
      <text:p text:style-name="P36"><text:tab/>struct nl_msg *msg;</text:p>
      <text:p text:style-name="P36"><text:tab/>struct wpa_scan_results *res;</text:p>
      <text:p text:style-name="P36"><text:tab/>int ret;</text:p>
      <text:p text:style-name="P36"><text:tab/>struct nl80211_bss_info_arg arg;</text:p>
      <text:p text:style-name="P36"/>
      <text:p text:style-name="P36"><text:tab/>res = os_zalloc(sizeof(*res));</text:p>
      <text:p text:style-name="P36"><text:tab/>if (res == NULL)</text:p>
      <text:p text:style-name="P36"><text:tab/><text:tab/>return NULL;</text:p>
      <text:p text:style-name="P36"><text:tab/>msg = nlmsg_alloc();</text:p>
      <text:p text:style-name="P36"><text:tab/>if (!msg)</text:p>
      <text:p text:style-name="P36"><text:tab/><text:tab/>goto nla_put_failure;</text:p>
      <text:p text:style-name="P36"/>
      <text:p text:style-name="P36"><text:tab/>nl80211_cmd(drv, msg, NLM_F_DUMP, NL80211_CMD_GET_SCAN);</text:p>
      <text:p text:style-name="P36"><text:tab/>if (nl80211_set_iface_id(msg, drv-&gt;first_bss) &lt; 0)</text:p>
      <text:p text:style-name="P36"><text:tab/><text:tab/>goto nla_put_failure;</text:p>
      <text:p text:style-name="P36"/>
      <text:p text:style-name="P36"><text:tab/>arg.drv = drv;</text:p>
      <text:p text:style-name="P36"><text:tab/>arg.res = res;</text:p>
      <text:p text:style-name="P36"><text:tab/>ret = <text:span text:style-name="T23">send_and_recv_msgs</text:span>(drv, msg, <text:span text:style-name="T3">bss_info_handler</text:span>, &amp;arg);</text:p>
      <text:p text:style-name="P36"><text:tab/>msg = NULL;</text:p>
      <text:p text:style-name="P36"><text:tab/>if (ret == 0) {</text:p>
      <text:p text:style-name="P36"><text:tab/><text:tab/>wpa_printf(MSG_DEBUG, "nl80211: Received scan results (%lu "</text:p>
      <text:p text:style-name="P36"><text:tab/><text:tab/><text:tab/> <text:s text:c="2"/>"BSSes)", (unsigned long) res-&gt;num);</text:p>
      <text:p text:style-name="P36"><text:tab/><text:tab/><text:span text:style-name="T3">nl80211_get_noise_for_scan_results</text:span>(drv, res);</text:p>
      <text:p text:style-name="P36"><text:tab/><text:tab/>return res;</text:p>
      <text:p text:style-name="P36"><text:tab/>}</text:p>
      <text:p text:style-name="P36"><text:tab/>wpa_printf(MSG_DEBUG, "nl80211: Scan result fetch failed: ret=%d "</text:p>
      <text:p text:style-name="P36"><text:tab/><text:tab/> <text:s text:c="2"/>"(%s)", ret, strerror(-ret));</text:p>
      <text:p text:style-name="P36">nla_put_failure:</text:p>
      <text:p text:style-name="P36"><text:tab/>nlmsg_free(msg);</text:p>
      <text:p text:style-name="P36"><text:tab/>wpa_scan_results_free(res);</text:p>
      <text:p text:style-name="P36"><text:tab/>return NULL;</text:p>
      <text:p text:style-name="P3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4T09:16:10.371028698</dc:date>
    <meta:generator>LibreOffice/4.2.8.2$Linux_X86_64 LibreOffice_project/420m0$Build-2</meta:generator>
    <meta:editing-duration>PT12H58M51S</meta:editing-duration>
    <meta:editing-cycles>71</meta:editing-cycles>
    <meta:document-statistic meta:table-count="0" meta:image-count="0" meta:object-count="0" meta:page-count="4" meta:paragraph-count="184" meta:word-count="620" meta:character-count="5792" meta:non-whitespace-character-count="5081"/>
  </office:meta>
</office:document-meta>
</file>